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65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draw:stroke="none" svg:stroke-color="#000000" draw:fill="none" draw:fill-color="#ffffff" fo:min-height="0.541cm"/>
    </style:style>
    <style:style style:name="gr12" style:family="graphic" style:parent-style-name="standard">
      <style:graphic-properties draw:stroke="none" svg:stroke-color="#000000" draw:fill="none" draw:fill-color="#ffffff" fo:min-height="1.041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standard">
      <style:graphic-properties draw:stroke="none" svg:stroke-color="#000000" draw:fill="none" draw:fill-color="#ffffff" fo:min-height="3.532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stroke="none" svg:stroke-color="#000000" draw:fill="none" draw:fill-color="#ffffff" fo:min-height="0.95cm"/>
    </style:style>
    <style:style style:name="gr18" style:family="graphic" style:parent-style-name="standard">
      <style:graphic-properties draw:textarea-horizontal-align="justify" draw:textarea-vertical-align="middle" draw:auto-grow-height="false" fo:min-height="3.596cm" fo:min-width="0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textarea-horizontal-align="justify" draw:textarea-vertical-align="middle" draw:auto-grow-height="false" fo:min-height="1.35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.1cm" svg:x="1cm" svg:y="10.8cm">
          <text:p text:style-name="P1">系统编程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1cm" svg:height="1.6cm" svg:x="4.3cm" svg:y="3.7cm">
          <draw:text-box>
            <text:p>Linux操作系统:shell命令 <text:s text:c="2"/>结构和功能</text:p>
          </draw:text-box>
        </draw:frame>
        <draw:frame draw:style-name="gr3" draw:text-style-name="P2" draw:layer="layout" svg:width="4cm" svg:height="1.5cm" svg:x="4.2cm" svg:y="8.8cm">
          <draw:text-box>
            <text:p>IO网络编程</text:p>
          </draw:text-box>
        </draw:frame>
        <draw:frame draw:style-name="gr4" draw:text-style-name="P2" draw:layer="layout" svg:width="2.9cm" svg:height="1.3cm" svg:x="8.8cm" svg:y="9.3cm">
          <draw:text-box>
            <text:p>网络io:</text:p>
          </draw:text-box>
        </draw:frame>
        <draw:frame draw:style-name="gr5" draw:text-style-name="P2" draw:layer="layout" svg:width="9.3cm" svg:height="1.902cm" svg:x="8.6cm" svg:y="6.9cm">
          <draw:text-box>
            <text:p>文件io:open() read() write() seek() flush()</text:p>
          </draw:text-box>
        </draw:frame>
        <draw:frame draw:style-name="gr6" draw:text-style-name="P2" draw:layer="layout" svg:width="4.5cm" svg:height="1.191cm" svg:x="11.1cm" svg:y="8.809cm">
          <draw:text-box>
            <text:p>tcp套接字</text:p>
          </draw:text-box>
        </draw:frame>
        <draw:frame draw:style-name="gr4" draw:text-style-name="P2" draw:layer="layout" svg:width="3.843cm" svg:height="1.3cm" svg:x="11.057cm" svg:y="10.1cm">
          <draw:text-box>
            <text:p>udp套接字</text:p>
          </draw:text-box>
        </draw:frame>
        <draw:line draw:style-name="gr7" draw:text-style-name="P3" draw:layer="layout" svg:x1="7.5cm" svg:y1="9.2cm" svg:x2="8.9cm" svg:y2="7.6cm">
          <text:p/>
        </draw:line>
        <draw:line draw:style-name="gr7" draw:text-style-name="P3" draw:layer="layout" svg:x1="7.7cm" svg:y1="9.4cm" svg:x2="9.1cm" svg:y2="9.9cm">
          <text:p/>
        </draw:line>
        <draw:frame draw:style-name="gr8" draw:text-style-name="P2" draw:layer="layout" svg:width="6.8cm" svg:height="1.8cm" svg:x="14.2cm" svg:y="8.3cm">
          <draw:text-box>
            <text:p>Socket() bind() listen() accept() recv() send()</text:p>
          </draw:text-box>
        </draw:frame>
        <draw:frame draw:style-name="gr9" draw:text-style-name="P2" draw:layer="layout" svg:width="6.8cm" svg:height="2.384cm" svg:x="14.6cm" svg:y="9.9cm">
          <draw:text-box>
            <text:p>Recvfrom() <text:s/>connect() sendto() close()</text:p>
          </draw:text-box>
        </draw:frame>
        <draw:line draw:style-name="gr7" draw:text-style-name="P3" draw:layer="layout" svg:x1="2.5cm" svg:y1="10.7cm" svg:x2="4.8cm" svg:y2="4.3cm">
          <text:p/>
        </draw:line>
        <draw:line draw:style-name="gr7" draw:text-style-name="P3" draw:layer="layout" svg:x1="3.7cm" svg:y1="10.8cm" svg:x2="6.2cm" svg:y2="9.6cm">
          <text:p/>
        </draw:line>
        <draw:line draw:style-name="gr7" draw:text-style-name="P3" draw:layer="layout" svg:x1="11cm" svg:y1="10cm" svg:x2="12.9cm" svg:y2="9.6cm">
          <text:p/>
        </draw:line>
        <draw:line draw:style-name="gr7" draw:text-style-name="P3" draw:layer="layout" svg:x1="11.1cm" svg:y1="10.1cm" svg:x2="13cm" svg:y2="10.4cm">
          <text:p/>
        </draw:line>
        <draw:frame draw:style-name="gr4" draw:text-style-name="P2" draw:layer="layout" svg:width="3.2cm" svg:height="1.3cm" svg:x="4.3cm" svg:y="19.3cm">
          <draw:text-box>
            <text:p>并发编程</text:p>
          </draw:text-box>
        </draw:frame>
        <draw:frame draw:style-name="gr10" draw:text-style-name="P2" draw:layer="layout" svg:width="1.8cm" svg:height="1.191cm" svg:x="7.5cm" svg:y="13.6cm">
          <draw:text-box>
            <text:p>进程</text:p>
          </draw:text-box>
        </draw:frame>
        <draw:frame draw:style-name="gr11" draw:text-style-name="P2" draw:layer="layout" svg:width="1.8cm" svg:height="1.191cm" svg:x="7.6cm" svg:y="19.109cm">
          <draw:text-box>
            <text:p>线程</text:p>
          </draw:text-box>
        </draw:frame>
        <draw:frame draw:style-name="gr12" draw:text-style-name="P2" draw:layer="layout" svg:width="2.8cm" svg:height="1.291cm" svg:x="7.6cm" svg:y="24.409cm">
          <draw:text-box>
            <text:p>IO模型</text:p>
          </draw:text-box>
        </draw:frame>
        <draw:frame draw:style-name="gr13" draw:text-style-name="P2" draw:layer="layout" svg:width="3.2cm" svg:height="1.191cm" svg:x="9.3cm" svg:y="12.8cm">
          <draw:text-box>
            <text:p>fork进程</text:p>
          </draw:text-box>
        </draw:frame>
        <draw:frame draw:style-name="gr4" draw:text-style-name="P2" draw:layer="layout" svg:width="4.3cm" svg:height="1.3cm" svg:x="9.4cm" svg:y="14.5cm">
          <draw:text-box>
            <text:p>process进程</text:p>
          </draw:text-box>
        </draw:frame>
        <draw:frame draw:style-name="gr14" draw:text-style-name="P2" draw:layer="layout" svg:width="8.6cm" svg:height="1.4cm" svg:x="12.6cm" svg:y="12.6cm">
          <draw:text-box>
            <text:p>创建进程 <text:s/>进程概念 处理僵尸</text:p>
          </draw:text-box>
        </draw:frame>
        <draw:frame draw:style-name="gr15" draw:text-style-name="P2" draw:layer="layout" svg:width="10.9cm" svg:height="4.011cm" svg:x="13.8cm" svg:y="14.069cm">
          <draw:text-box>
            <text:p>创建进程:Process() start() join() <text:s/></text:p>
            <text:p>进程池 :pool() <text:s/>apply_async()</text:p>
            <text:p>进程间通信:Pipe() Queue() Value()</text:p>
            <text:p>Array() 套接字 Semaphore()</text:p>
          </draw:text-box>
        </draw:frame>
        <draw:frame draw:style-name="gr16" draw:text-style-name="P2" draw:layer="layout" svg:width="3.6cm" svg:height="1.191cm" svg:x="9.7cm" svg:y="18.5cm">
          <draw:text-box>
            <text:p>线程创建</text:p>
          </draw:text-box>
        </draw:frame>
        <draw:frame draw:style-name="gr6" draw:text-style-name="P2" draw:layer="layout" svg:width="3.1cm" svg:height="1.191cm" svg:x="9.8cm" svg:y="20cm">
          <draw:text-box>
            <text:p>同步互斥</text:p>
          </draw:text-box>
        </draw:frame>
        <draw:frame draw:style-name="gr13" draw:text-style-name="P2" draw:layer="layout" svg:width="3cm" svg:height="1.191cm" svg:x="9.8cm" svg:y="21.409cm">
          <draw:text-box>
            <text:p>GIL问题</text:p>
          </draw:text-box>
        </draw:frame>
        <draw:frame draw:style-name="gr4" draw:text-style-name="P2" draw:layer="layout" svg:width="7.1cm" svg:height="1.3cm" svg:x="13.5cm" svg:y="18.6cm">
          <draw:text-box>
            <text:p>Thread() start() join()</text:p>
          </draw:text-box>
        </draw:frame>
        <draw:frame draw:style-name="gr17" draw:text-style-name="P2" draw:layer="layout" svg:width="5.7cm" svg:height="1.2cm" svg:x="13.9cm" svg:y="20.1cm">
          <draw:text-box>
            <text:p>Event() <text:s/>lock()</text:p>
          </draw:text-box>
        </draw:frame>
        <draw:custom-shape draw:style-name="gr18" draw:text-style-name="P1" draw:layer="layout" svg:width="0.7cm" svg:height="4.8cm" svg:x="8.1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3.3cm" svg:height="1.4cm" svg:x="4.9cm" svg:y="16.3cm">
          <draw:text-box>
            <text:p>对比总结</text:p>
          </draw:text-box>
        </draw:frame>
        <draw:line draw:style-name="gr7" draw:text-style-name="P3" draw:layer="layout" svg:x1="3.2cm" svg:y1="12.9cm" svg:x2="5.6cm" svg:y2="19.8cm">
          <text:p/>
        </draw:line>
        <draw:line draw:style-name="gr7" draw:text-style-name="P3" draw:layer="layout" svg:x1="6.7cm" svg:y1="19.8cm" svg:x2="8cm" svg:y2="14.3cm">
          <text:p/>
        </draw:line>
        <draw:line draw:style-name="gr7" draw:text-style-name="P3" draw:layer="layout" svg:x1="7cm" svg:y1="20.1cm" svg:x2="8.7cm" svg:y2="19.9cm">
          <text:p/>
        </draw:line>
        <draw:line draw:style-name="gr7" draw:text-style-name="P3" draw:layer="layout" svg:x1="6.5cm" svg:y1="20.1cm" svg:x2="8.6cm" svg:y2="24.9cm">
          <text:p/>
        </draw:line>
        <draw:line draw:style-name="gr7" draw:text-style-name="P3" draw:layer="layout" svg:x1="9cm" svg:y1="19.8cm" svg:x2="10.4cm" svg:y2="19cm">
          <text:p/>
        </draw:line>
        <draw:line draw:style-name="gr7" draw:text-style-name="P3" draw:layer="layout" svg:x1="8.9cm" svg:y1="19.7cm" svg:x2="10.3cm" svg:y2="20.5cm">
          <text:p/>
        </draw:line>
        <draw:line draw:style-name="gr7" draw:text-style-name="P3" draw:layer="layout" svg:x1="8.8cm" svg:y1="20cm" svg:x2="10.3cm" svg:y2="22.1cm">
          <text:p/>
        </draw:line>
        <draw:frame draw:style-name="gr13" draw:text-style-name="P2" draw:layer="layout" svg:width="2.7cm" svg:height="1.191cm" svg:x="9.9cm" svg:y="23.1cm">
          <draw:text-box>
            <text:p>阻塞IO</text:p>
          </draw:text-box>
        </draw:frame>
        <draw:frame draw:style-name="gr17" draw:text-style-name="P2" draw:layer="layout" svg:width="3.8cm" svg:height="1.2cm" svg:x="10.1cm" svg:y="24.3cm">
          <draw:text-box>
            <text:p><text:span text:style-name="T1">非阻塞</text:span>IO</text:p>
          </draw:text-box>
        </draw:frame>
        <draw:frame draw:style-name="gr19" draw:text-style-name="P2" draw:layer="layout" svg:width="2.6cm" svg:height="1.191cm" svg:x="10.4cm" svg:y="27.109cm">
          <draw:text-box>
            <text:p>协程</text:p>
          </draw:text-box>
        </draw:frame>
        <draw:frame draw:style-name="gr6" draw:text-style-name="P2" draw:layer="layout" svg:width="6.6cm" svg:height="1.191cm" svg:x="13.4cm" svg:y="23.1cm">
          <draw:text-box>
            <text:p>阻塞情形 效率低 简单</text:p>
          </draw:text-box>
        </draw:frame>
        <draw:frame draw:style-name="gr13" draw:text-style-name="P2" draw:layer="layout" svg:width="6.6cm" svg:height="1.191cm" svg:x="13.4cm" svg:y="24.209cm">
          <draw:text-box>
            <text:p>非阻塞 <text:s/>超时检测</text:p>
          </draw:text-box>
        </draw:frame>
        <draw:frame draw:style-name="gr14" draw:text-style-name="P2" draw:layer="layout" svg:width="4cm" svg:height="1.4cm" svg:x="10.2cm" svg:y="25.6cm">
          <draw:text-box>
            <text:p>io多路复用</text:p>
          </draw:text-box>
        </draw:frame>
        <draw:frame draw:style-name="gr6" draw:text-style-name="P2" draw:layer="layout" svg:width="8.9cm" svg:height="1.1cm" svg:x="14.2cm" svg:y="25.7cm">
          <draw:text-box>
            <text:p>Select() poll() epoll()</text:p>
          </draw:text-box>
        </draw:frame>
        <draw:frame draw:style-name="gr13" draw:text-style-name="P2" draw:layer="layout" svg:width="6.5cm" svg:height="1cm" svg:x="13.5cm" svg:y="27.4cm">
          <draw:text-box>
            <text:p>gevent()</text:p>
          </draw:text-box>
        </draw:frame>
        <draw:line draw:style-name="gr7" draw:text-style-name="P3" draw:layer="layout" svg:x1="9.5cm" svg:y1="24.8cm" svg:x2="10.9cm" svg:y2="23.9cm">
          <text:p/>
        </draw:line>
        <draw:line draw:style-name="gr7" draw:text-style-name="P3" draw:layer="layout" svg:x1="9.8cm" svg:y1="25.3cm" svg:x2="11cm" svg:y2="25.1cm">
          <text:p/>
        </draw:line>
        <draw:line draw:style-name="gr7" draw:text-style-name="P3" draw:layer="layout" svg:x1="9.7cm" svg:y1="25.3cm" svg:x2="11.2cm" svg:y2="26cm">
          <text:p/>
        </draw:line>
        <draw:line draw:style-name="gr7" draw:text-style-name="P3" draw:layer="layout" svg:x1="9.5cm" svg:y1="25.2cm" svg:x2="11.1cm" svg:y2="27.7cm">
          <text:p/>
        </draw:line>
        <draw:line draw:style-name="gr7" draw:text-style-name="P3" draw:layer="layout" svg:x1="9cm" svg:y1="14.3cm" svg:x2="10.3cm" svg:y2="13.5cm">
          <text:p/>
        </draw:line>
        <draw:line draw:style-name="gr7" draw:text-style-name="P3" draw:layer="layout" svg:x1="8.8cm" svg:y1="14.4cm" svg:x2="10.9cm" svg:y2="15cm">
          <text:p/>
        </draw:line>
        <draw:line draw:style-name="gr7" draw:text-style-name="P3" draw:layer="layout" svg:x1="12cm" svg:y1="13.5cm" svg:x2="13.4cm" svg:y2="13.1cm">
          <text:p/>
        </draw:line>
        <draw:line draw:style-name="gr7" draw:text-style-name="P3" draw:layer="layout" svg:x1="13cm" svg:y1="14.9cm" svg:x2="14.3cm" svg:y2="14.7cm">
          <text:p/>
        </draw:line>
        <draw:line draw:style-name="gr7" draw:text-style-name="P3" draw:layer="layout" svg:x1="13.2cm" svg:y1="15.2cm" svg:x2="14.3cm" svg:y2="15.7cm">
          <text:p/>
        </draw:line>
        <draw:line draw:style-name="gr7" draw:text-style-name="P3" draw:layer="layout" svg:x1="12.8cm" svg:y1="15.5cm" svg:x2="14.4cm" svg:y2="16.6cm">
          <text:p/>
        </draw:line>
        <draw:line draw:style-name="gr7" draw:text-style-name="P3" draw:layer="layout" svg:x1="12.3cm" svg:y1="19.1cm" svg:x2="14.2cm" svg:y2="19.1cm">
          <text:p/>
        </draw:line>
        <draw:line draw:style-name="gr7" draw:text-style-name="P3" draw:layer="layout" svg:x1="12.4cm" svg:y1="20.5cm" svg:x2="14.3cm" svg:y2="20.6cm">
          <text:p/>
        </draw:line>
        <draw:line draw:style-name="gr7" draw:text-style-name="P3" draw:layer="layout" svg:x1="12.1cm" svg:y1="23.8cm" svg:x2="13.9cm" svg:y2="23.7cm">
          <text:p/>
        </draw:line>
        <draw:line draw:style-name="gr7" draw:text-style-name="P3" draw:layer="layout" svg:x1="13.1cm" svg:y1="25cm" svg:x2="14.1cm" svg:y2="24.8cm">
          <text:p/>
        </draw:line>
        <draw:line draw:style-name="gr7" draw:text-style-name="P3" draw:layer="layout" svg:x1="13.5cm" svg:y1="26.2cm" svg:x2="14.7cm" svg:y2="26.3cm">
          <text:p/>
        </draw:line>
        <draw:line draw:style-name="gr7" draw:text-style-name="P3" draw:layer="layout" svg:x1="11.8cm" svg:y1="27.8cm" svg:x2="13.9cm" svg:y2="27.9cm">
          <text:p/>
        </draw:line>
        <draw:frame draw:style-name="gr14" draw:text-style-name="P2" draw:layer="layout" svg:width="3.5cm" svg:height="1.4cm" svg:x="5cm" svg:y="11.7cm">
          <draw:text-box>
            <text:p>网络协议</text:p>
          </draw:text-box>
        </draw:frame>
        <draw:custom-shape draw:style-name="gr20" draw:text-style-name="P1" draw:layer="layout" svg:width="0.9cm" svg:height="2cm" svg:x="6cm" svg:y="9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14cm" svg:y1="9.5cm" svg:x2="15.6cm" svg:y2="9cm">
          <text:p/>
        </draw:line>
        <draw:line draw:style-name="gr7" draw:text-style-name="P3" draw:layer="layout" svg:x1="14.1cm" svg:y1="10.7cm" svg:x2="15.7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6:54:23.163671171</meta:creation-date>
    <dc:date>2019-06-12T17:38:12.642841517</dc:date>
    <meta:editing-duration>PT8M22S</meta:editing-duration>
    <meta:editing-cycles>1</meta:editing-cycles>
    <meta:document-statistic meta:object-count="65"/>
    <meta:generator>LibreOffice/6.0.7.3$Linux_X86_64 LibreOffice_project/00m0$Build-3</meta:generator>
  </office:meta>
</office:document-meta>
</file>